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04BDED83B7840683287.png" manifest:media-type="image/png"/>
  <manifest:file-entry manifest:full-path="Pictures/100002010000034E000000ABFA3E2B461059A5BC.png" manifest:media-type="image/png"/>
  <manifest:file-entry manifest:full-path="Pictures/100002010000022F0000008BFC288046DBC899BD.png" manifest:media-type="image/png"/>
  <manifest:file-entry manifest:full-path="Pictures/100002010000035B000000D358D98E5EABA32F8E.png" manifest:media-type="image/png"/>
  <manifest:file-entry manifest:full-path="Pictures/100002010000017C00000061C3317E0814AAA4F9.png" manifest:media-type="image/png"/>
  <manifest:file-entry manifest:full-path="Pictures/100002010000017400000116994EEC20F6C50D6C.png" manifest:media-type="image/png"/>
  <manifest:file-entry manifest:full-path="Pictures/1000020100000301000000EA381BFDCF732F3398.png" manifest:media-type="image/png"/>
  <manifest:file-entry manifest:full-path="Pictures/100002010000030C000001B7C8B13C3A6207A9D7.png" manifest:media-type="image/png"/>
  <manifest:file-entry manifest:full-path="Pictures/100002010000036F000001D8B153857F48E6902B.png" manifest:media-type="image/png"/>
  <manifest:file-entry manifest:full-path="Pictures/1000020100000367000001AD968A85AC6705BA73.png" manifest:media-type="image/png"/>
  <manifest:file-entry manifest:full-path="Pictures/100002010000033E0000011A064E64FB397AEA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013328" officeooo:paragraph-rsid="00013328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0pt" fo:font-weight="bold" officeooo:rsid="002425cb" officeooo:paragraph-rsid="0001332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0pt" fo:font-weight="bold" officeooo:rsid="002425cb" officeooo:paragraph-rsid="00013328" style:font-size-asian="10pt" style:font-weight-asian="bold" style:font-size-complex="10pt" style:font-weight-complex="bold"/>
    </style:style>
    <style:style style:name="T1" style:family="text">
      <style:text-properties fo:color="#000000" style:font-name="Comic Sans MS" fo:font-weight="bold" officeooo:rsid="001153c4" style:font-weight-asian="bold" style:font-weight-complex="bold"/>
    </style:style>
    <style:style style:name="T2" style:family="text">
      <style:text-properties fo:color="#000000" style:font-name="Comic Sans MS" fo:font-weight="bold" officeooo:rsid="00334a69" style:font-weight-asian="bold" style:font-weight-complex="bold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fo:font-weight="bold" officeooo:rsid="002425c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9cm" svg:y="0.988cm" svg:width="3.073cm" svg:height="1.025cm" draw:z-index="0"><draw:image xlink:href="Pictures/10000201000000E10000004BDED83B7840683287.png" xlink:type="simple" xlink:show="embed" xlink:actuate="onLoad" loext:mime-type="image/png"/></draw:frame><text:span text:style-name="T1">Ch </text:span><text:span text:style-name="T2">2</text:span><text:span text:style-name="T1"> : </text:span><text:span text:style-name="T2">Suites arithmétiques</text:span><text:span text:style-name="T4">: </text:span><text:span text:style-name="T3">correction des </text:span><text:span text:style-name="T4">exercices</text:span></text:p>
      <text:p text:style-name="P2"/>
      <text:p text:style-name="P2"/>
      <text:p text:style-name="P2"/>
      <text:p text:style-name="P2"><draw:frame draw:style-name="fr1" draw:name="Image2" text:anchor-type="paragraph" svg:x="-0.279cm" svg:y="0.21cm" svg:width="13.042cm" svg:height="3.203cm" draw:z-index="1"><draw:image xlink:href="Pictures/100002010000035B000000D358D98E5EABA32F8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0.06cm" svg:y="0cm" svg:width="6.535cm" svg:height="1.669cm" draw:z-index="2"><draw:image xlink:href="Pictures/100002010000017C00000061C3317E0814AAA4F9.png" xlink:type="simple" xlink:show="embed" xlink:actuate="onLoad" loext:mime-type="image/png"/></draw:frame></text:p>
      <text:p text:style-name="P3"/>
      <text:p text:style-name="P3"/>
      <text:p text:style-name="P3"><draw:frame draw:style-name="fr1" draw:name="Image4" text:anchor-type="paragraph" svg:x="-0.111cm" svg:y="0.369cm" svg:width="6.392cm" svg:height="4.777cm" draw:z-index="3"><draw:image xlink:href="Pictures/100002010000017400000116994EEC20F6C50D6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-0.455cm" svg:y="0cm" svg:width="12.455cm" svg:height="3.789cm" draw:z-index="4"><draw:image xlink:href="Pictures/1000020100000301000000EA381BFDCF732F33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-0.291cm" svg:y="0cm" svg:width="12.009cm" svg:height="6.757cm" draw:z-index="5"><draw:image xlink:href="Pictures/100002010000030C000001B7C8B13C3A6207A9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-0.019cm" svg:y="0.358cm" svg:width="8.714cm" svg:height="2.168cm" draw:z-index="6"><draw:image xlink:href="Pictures/100002010000022F0000008BFC288046DBC899B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-0.085cm" svg:y="0cm" svg:width="14.03cm" svg:height="2.835cm" draw:z-index="7"><draw:image xlink:href="Pictures/100002010000034E000000ABFA3E2B461059A5B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paragraph" svg:x="-0.229cm" svg:y="0.198cm" svg:width="13.734cm" svg:height="7.375cm" draw:z-index="8"><draw:image xlink:href="Pictures/100002010000036F000001D8B153857F48E6902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paragraph" svg:x="-0.148cm" svg:y="0cm" svg:width="12.959cm" svg:height="6.384cm" draw:z-index="9"><draw:image xlink:href="Pictures/1000020100000367000001AD968A85AC6705BA7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paragraph" svg:x="-0.199cm" svg:y="0cm" svg:width="13.309cm" svg:height="4.521cm" draw:z-index="10"><draw:image xlink:href="Pictures/100002010000033E0000011A064E64FB397AEA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15:11:39.437000000</meta:creation-date>
    <meta:generator>LibreOffice/6.4.2.2$Windows_X86_64 LibreOffice_project/4e471d8c02c9c90f512f7f9ead8875b57fcb1ec3</meta:generator>
    <dc:date>2020-09-16T15:25:29.103000000</dc:date>
    <meta:editing-duration>PT13M50S</meta:editing-duration>
    <meta:editing-cycles>2</meta:editing-cycles>
    <meta:document-statistic meta:table-count="0" meta:image-count="11" meta:object-count="0" meta:page-count="2" meta:paragraph-count="1" meta:word-count="8" meta:character-count="53" meta:non-whitespace-character-count="46"/>
  </office:meta>
</office:document-meta>
</file>